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7c8a1" officeooo:paragraph-rsid="0017c8a1"/>
    </style:style>
    <style:style style:name="P2" style:family="paragraph" style:parent-style-name="Text_20_body">
      <style:text-properties officeooo:rsid="0019131f" officeooo:paragraph-rsid="0019131f"/>
    </style:style>
    <style:style style:name="P3" style:family="paragraph" style:parent-style-name="Text_20_body">
      <style:text-properties officeooo:paragraph-rsid="0019131f"/>
    </style:style>
    <style:style style:name="P4" style:family="paragraph" style:parent-style-name="Text_20_body">
      <style:text-properties officeooo:rsid="00198e4c" officeooo:paragraph-rsid="00198e4c"/>
    </style:style>
    <style:style style:name="P5" style:family="paragraph" style:parent-style-name="Text_20_body">
      <style:text-properties fo:font-weight="bold" officeooo:rsid="0017c8a1" officeooo:paragraph-rsid="0017c8a1" style:font-weight-asian="bold" style:font-weight-complex="bold"/>
    </style:style>
    <style:style style:name="P6" style:family="paragraph" style:parent-style-name="Text_20_body">
      <style:text-properties fo:font-weight="bold" officeooo:rsid="001a5f83" officeooo:paragraph-rsid="001a5f83" style:font-weight-asian="bold" style:font-weight-complex="bold"/>
    </style:style>
    <style:style style:name="P7" style:family="paragraph" style:parent-style-name="Text_20_body">
      <style:text-properties fo:font-weight="bold" officeooo:rsid="001d38e7" officeooo:paragraph-rsid="001d38e7" style:font-weight-asian="bold" style:font-weight-complex="bold"/>
    </style:style>
    <style:style style:name="P8" style:family="paragraph" style:parent-style-name="Text_20_body">
      <style:text-properties fo:font-weight="bold" officeooo:rsid="001ed0bd" officeooo:paragraph-rsid="001ed0bd" style:font-weight-asian="bold" style:font-weight-complex="bold"/>
    </style:style>
    <style:style style:name="P9" style:family="paragraph" style:parent-style-name="Text_20_body">
      <style:text-properties officeooo:rsid="001a5f83" officeooo:paragraph-rsid="001a5f83"/>
    </style:style>
    <style:style style:name="P10" style:family="paragraph" style:parent-style-name="Text_20_body">
      <style:text-properties officeooo:paragraph-rsid="001d38e7"/>
    </style:style>
    <style:style style:name="P11" style:family="paragraph" style:parent-style-name="Text_20_body">
      <style:text-properties officeooo:rsid="001ed0bd" officeooo:paragraph-rsid="001ed0bd"/>
    </style:style>
    <style:style style:name="P12" style:family="paragraph" style:parent-style-name="Title">
      <style:text-properties officeooo:rsid="001a5f83" officeooo:paragraph-rsid="001a5f83"/>
    </style:style>
    <style:style style:name="P13" style:family="paragraph" style:parent-style-name="Text_20_body">
      <style:paragraph-properties fo:margin-left="3.752cm" fo:margin-right="0cm" fo:text-indent="0cm" style:auto-text-indent="false"/>
      <style:text-properties fo:font-weight="normal" officeooo:rsid="001a5f83" officeooo:paragraph-rsid="001a5f83" style:font-weight-asian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ed0bd" officeooo:paragraph-rsid="001ed0b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202a05" officeooo:paragraph-rsid="00202a05"/>
    </style:style>
    <style:style style:name="P16" style:family="paragraph" style:parent-style-name="Quotations">
      <style:paragraph-properties fo:margin-left="0cm" fo:margin-right="1cm" fo:text-indent="0cm" style:auto-text-indent="false"/>
    </style:style>
    <style:style style:name="P17" style:family="paragraph" style:parent-style-name="Text_20_body">
      <style:text-properties officeooo:rsid="002275d5" officeooo:paragraph-rsid="002275d5"/>
    </style:style>
    <style:style style:name="P18" style:family="paragraph" style:parent-style-name="Text_20_body">
      <style:text-properties fo:font-weight="bold" officeooo:rsid="002275d5" officeooo:paragraph-rsid="002275d5" style:font-weight-asian="bold" style:font-weight-complex="bold"/>
    </style:style>
    <style:style style:name="P19" style:family="paragraph" style:parent-style-name="Text_20_body">
      <style:text-properties fo:font-weight="bold" officeooo:rsid="002275d5" officeooo:paragraph-rsid="002456ee" style:font-weight-asian="bold" style:font-weight-complex="bold"/>
    </style:style>
    <style:style style:name="P20" style:family="paragraph" style:parent-style-name="Text_20_body">
      <style:text-properties officeooo:rsid="002456ee" officeooo:paragraph-rsid="002456ee"/>
    </style:style>
    <style:style style:name="P21" style:family="paragraph" style:parent-style-name="Text_20_body">
      <style:text-properties officeooo:rsid="001ed0bd" officeooo:paragraph-rsid="001ed0bd"/>
    </style:style>
    <style:style style:name="P22" style:family="paragraph" style:parent-style-name="Text_20_body">
      <style:text-properties officeooo:rsid="0025d707" officeooo:paragraph-rsid="0025d707"/>
    </style:style>
    <style:style style:name="P23" style:family="paragraph" style:parent-style-name="Text_20_body" style:list-style-name=""/>
    <style:style style:name="P24" style:family="paragraph" style:parent-style-name="Text_20_body">
      <style:text-properties officeooo:rsid="002a603f" officeooo:paragraph-rsid="002a603f"/>
    </style:style>
    <style:style style:name="P25" style:family="paragraph" style:parent-style-name="Text_20_body">
      <style:text-properties fo:font-weight="normal" officeooo:rsid="002ce6fe" officeooo:paragraph-rsid="002ce6fe" style:font-weight-asian="normal" style:font-weight-complex="normal"/>
    </style:style>
    <style:style style:name="P26" style:family="paragraph" style:parent-style-name="Text_20_body">
      <style:text-properties officeooo:paragraph-rsid="0030e957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25d707" officeooo:paragraph-rsid="0025d707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2a603f" officeooo:paragraph-rsid="002a603f"/>
    </style:style>
    <style:style style:name="P29" style:family="paragraph" style:parent-style-name="Heading_20_3">
      <style:text-properties officeooo:rsid="0017c8a1" officeooo:paragraph-rsid="0017c8a1"/>
    </style:style>
    <style:style style:name="P30" style:family="paragraph" style:parent-style-name="Heading_20_3">
      <style:text-properties officeooo:rsid="00198e4c" officeooo:paragraph-rsid="00198e4c"/>
    </style:style>
    <style:style style:name="P31" style:family="paragraph" style:parent-style-name="Heading_20_3">
      <style:text-properties officeooo:rsid="001ed0bd" officeooo:paragraph-rsid="001ed0bd"/>
    </style:style>
    <style:style style:name="P32" style:family="paragraph" style:parent-style-name="Heading_20_3">
      <style:text-properties officeooo:rsid="00202a05" officeooo:paragraph-rsid="00202a05"/>
    </style:style>
    <style:style style:name="P33" style:family="paragraph" style:parent-style-name="Heading_20_3">
      <style:text-properties officeooo:rsid="002275d5" officeooo:paragraph-rsid="002456ee"/>
    </style:style>
    <style:style style:name="P34" style:family="paragraph" style:parent-style-name="Heading_20_3">
      <style:text-properties officeooo:rsid="002456ee" officeooo:paragraph-rsid="002456ee"/>
    </style:style>
    <style:style style:name="P35" style:family="paragraph" style:parent-style-name="Heading_20_3">
      <style:text-properties fo:font-weight="bold" officeooo:rsid="002a603f" officeooo:paragraph-rsid="002a603f" style:font-weight-asian="bold" style:font-weight-complex="bold"/>
    </style:style>
    <style:style style:name="P36" style:family="paragraph" style:parent-style-name="Heading_20_3">
      <style:text-properties officeooo:rsid="0025d707" officeooo:paragraph-rsid="0025d707"/>
    </style:style>
    <style:style style:name="P37" style:family="paragraph" style:parent-style-name="Heading_20_3">
      <style:paragraph-properties fo:break-before="page"/>
      <style:text-properties officeooo:rsid="00202a05" officeooo:paragraph-rsid="00202a05"/>
    </style:style>
    <style:style style:name="P38" style:family="paragraph" style:parent-style-name="Heading_20_1">
      <style:paragraph-properties fo:break-before="page"/>
      <style:text-properties officeooo:rsid="001dbd90" officeooo:paragraph-rsid="001dbd90"/>
    </style:style>
    <style:style style:name="P39" style:family="paragraph" style:parent-style-name="Heading_20_1">
      <style:paragraph-properties fo:break-before="page"/>
      <style:text-properties officeooo:rsid="0030e957" officeooo:paragraph-rsid="0030e957"/>
    </style:style>
    <style:style style:name="P40" style:family="paragraph" style:parent-style-name="Heading_20_2" style:list-style-name=""/>
    <style:style style:name="P41" style:family="paragraph" style:parent-style-name="Heading_20_2">
      <style:text-properties fo:font-weight="bold" officeooo:rsid="002a603f" officeooo:paragraph-rsid="002a603f" style:font-weight-asian="bold" style:font-weight-complex="bold"/>
    </style:style>
    <style:style style:name="P42" style:family="paragraph" style:parent-style-name="Heading_20_2">
      <style:text-properties officeooo:rsid="0030e957" officeooo:paragraph-rsid="0030e957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rsid="00202a05" officeooo:paragraph-rsid="00202a05"/>
    </style:style>
    <style:style style:name="P45" style:family="paragraph" style:parent-style-name="Heading_20_2">
      <style:paragraph-properties fo:break-before="page"/>
      <style:text-properties fo:font-weight="bold" officeooo:rsid="0025d707" officeooo:paragraph-rsid="0025d707" style:font-weight-asian="bold" style:font-weight-complex="bold"/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7c8a1"/>
    </style:style>
    <style:style style:name="T2" style:family="text">
      <style:text-properties officeooo:rsid="001913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75d5" style:font-weight-asian="bold" style:font-weight-complex="bold"/>
    </style:style>
    <style:style style:name="T5" style:family="text">
      <style:text-properties fo:font-weight="bold" officeooo:rsid="002a603f" style:font-weight-asian="bold" style:font-weight-complex="bold"/>
    </style:style>
    <style:style style:name="T6" style:family="text">
      <style:text-properties officeooo:rsid="001a5f8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75d5" style:font-weight-asian="normal" style:font-weight-complex="normal"/>
    </style:style>
    <style:style style:name="T9" style:family="text">
      <style:text-properties fo:font-weight="normal" officeooo:rsid="002456ee" style:font-weight-asian="normal" style:font-weight-complex="normal"/>
    </style:style>
    <style:style style:name="T10" style:family="text">
      <style:text-properties fo:font-weight="normal" officeooo:rsid="002ce6fe" style:font-weight-asian="normal" style:font-weight-complex="normal"/>
    </style:style>
    <style:style style:name="T11" style:family="text">
      <style:text-properties officeooo:rsid="002275d5"/>
    </style:style>
    <style:style style:name="T12" style:family="text">
      <style:text-properties officeooo:rsid="002456ee"/>
    </style:style>
    <style:style style:name="T13" style:family="text">
      <style:text-properties officeooo:rsid="0025d707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pen CV Functions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8"><text:a xlink:type="simple" xlink:href="#__RefHeading__178_1235845139" text:style-name="Index_20_Link" text:visited-style-name="Index_20_Link">GUI Features in OpenCV<text:tab/>2</text:a></text:p>
          <text:p text:style-name="P47"><text:a xlink:type="simple" xlink:href="#__RefHeading__176_1235845139" text:style-name="Index_20_Link" text:visited-style-name="Index_20_Link">Getting Started with Images<text:tab/>2</text:a></text:p>
          <text:p text:style-name="P46"><text:a xlink:type="simple" xlink:href="#__RefHeading__651_84610971" text:style-name="Index_20_Link" text:visited-style-name="Index_20_Link">cv2.imread('image path', flag)<text:tab/>2</text:a></text:p>
          <text:p text:style-name="P46"><text:a xlink:type="simple" xlink:href="#__RefHeading__108_84610971" text:style-name="Index_20_Link" text:visited-style-name="Index_20_Link">cv2.imshow('window name', image to load)<text:tab/>2</text:a></text:p>
          <text:p text:style-name="P46"><text:a xlink:type="simple" xlink:href="#__RefHeading__110_84610971" text:style-name="Index_20_Link" text:visited-style-name="Index_20_Link">cv2.waitKey(delay)<text:tab/>2</text:a></text:p>
          <text:p text:style-name="P46"><text:a xlink:type="simple" xlink:href="#__RefHeading__112_84610971" text:style-name="Index_20_Link" text:visited-style-name="Index_20_Link">cv2.destroyAllWindows()<text:tab/>2</text:a></text:p>
          <text:p text:style-name="P46"><text:a xlink:type="simple" xlink:href="#__RefHeading__114_84610971" text:style-name="Index_20_Link" text:visited-style-name="Index_20_Link">cv2.namedWindow('name', flag)<text:tab/>2</text:a></text:p>
          <text:p text:style-name="P46"><text:a xlink:type="simple" xlink:href="#__RefHeading__653_84610971" text:style-name="Index_20_Link" text:visited-style-name="Index_20_Link">cv2.imwrite('filename', img, params)<text:tab/>3</text:a></text:p>
          <text:p text:style-name="P47"><text:a xlink:type="simple" xlink:href="#__RefHeading__174_1235845139" text:style-name="Index_20_Link" text:visited-style-name="Index_20_Link">Getting Started with Videos<text:tab/>4</text:a></text:p>
          <text:p text:style-name="P46"><text:a xlink:type="simple" xlink:href="#__RefHeading__251_1372953295" text:style-name="Index_20_Link" text:visited-style-name="Index_20_Link">Cv2.VideoCapture('device index')<text:tab/>4</text:a></text:p>
          <text:p text:style-name="P46"><text:a xlink:type="simple" xlink:href="#__RefHeading__253_1372953295" text:style-name="Index_20_Link" text:visited-style-name="Index_20_Link">Cv2.VideoWriter('filename', format, fps, frameSize, isColor)<text:tab/>4</text:a></text:p>
          <text:p text:style-name="P47"><text:a xlink:type="simple" xlink:href="#__RefHeading__255_1372953295" text:style-name="Index_20_Link" text:visited-style-name="Index_20_Link">Drawing Functions in OpenCV<text:tab/>5</text:a></text:p>
          <text:p text:style-name="P46"><text:a xlink:type="simple" xlink:href="#__RefHeading__284_1372953295" text:style-name="Index_20_Link" text:visited-style-name="Index_20_Link">Common arguments<text:tab/>5</text:a></text:p>
          <text:p text:style-name="P46"><text:a xlink:type="simple" xlink:href="#__RefHeading__286_1372953295" text:style-name="Index_20_Link" text:visited-style-name="Index_20_Link">LineTypes<text:tab/>5</text:a></text:p>
          <text:p text:style-name="P46"><text:a xlink:type="simple" xlink:href="#__RefHeading__257_1372953295" text:style-name="Index_20_Link" text:visited-style-name="Index_20_Link">Cv2.line(img, pt1, pt2, color, thickness, lineType, shift)<text:tab/>5</text:a></text:p>
          <text:p text:style-name="P46"><text:a xlink:type="simple" xlink:href="#__RefHeading__259_1372953295" text:style-name="Index_20_Link" text:visited-style-name="Index_20_Link">Cv2.circle(img, center, radius, color, thickness, lineType, shift)<text:tab/>5</text:a></text:p>
          <text:p text:style-name="P46"><text:a xlink:type="simple" xlink:href="#__RefHeading__261_1372953295" text:style-name="Index_20_Link" text:visited-style-name="Index_20_Link">Cv2.rectangle(img, pt1, pt2, color, thickness, lineType, shift)<text:tab/>5</text:a></text:p>
          <text:p text:style-name="P46"><text:a xlink:type="simple" xlink:href="#__RefHeading__263_1372953295" text:style-name="Index_20_Link" text:visited-style-name="Index_20_Link">Cv2.ellipse(img, center, axes, angle, startAngle, endAngle, color, thickness, lineType, shift)<text:tab/>6</text:a></text:p>
          <text:p text:style-name="P46"><text:a xlink:type="simple" xlink:href="#__RefHeading__265_1372953295" text:style-name="Index_20_Link" text:visited-style-name="Index_20_Link">Cv2.putText(img, text, org, fontFace, fontScale, color, thickness, lineType, bottomLeftOrigin)<text:tab/>6</text:a></text:p>
          <text:p text:style-name="P47"><text:a xlink:type="simple" xlink:href="#__RefHeading__288_1372953295" text:style-name="Index_20_Link" text:visited-style-name="Index_20_Link">Mouse as a Paint-Brush<text:tab/>7</text:a></text:p>
          <text:p text:style-name="P46"><text:a xlink:type="simple" xlink:href="#__RefHeading__290_1372953295" text:style-name="Index_20_Link" text:visited-style-name="Index_20_Link">Cv2.setMouseCallback(winname, onMouse, userdata)<text:tab/>7</text:a></text:p>
          <text:p text:style-name="P47"><text:a xlink:type="simple" xlink:href="#__RefHeading__765_1372953295" text:style-name="Index_20_Link" text:visited-style-name="Index_20_Link">Trackbar as the Colour Palette<text:tab/>7</text:a></text:p>
          <text:p text:style-name="P46"><text:a xlink:type="simple" xlink:href="#__RefHeading__767_1372953295" text:style-name="Index_20_Link" text:visited-style-name="Index_20_Link">Cv2.getTrackbarPos('trackbarname', 'winname')<text:tab/>7</text:a></text:p>
          <text:p text:style-name="P46"><text:a xlink:type="simple" xlink:href="#__RefHeading__769_1372953295" text:style-name="Index_20_Link" text:visited-style-name="Index_20_Link">Cv2.createTrackbar('trackbarname', 'winname', value, count, onChange, userdata)<text:tab/>7</text:a></text:p>
        </text:index-body>
      </text:table-of-content>
      <text:p text:style-name="P10"/>
      <text:p text:style-name="P7">Up-to: OpenCV-Python Tutorials → Gui Features in OpenCV → <text:span text:style-name="T11">Mouse as a Paint-Brush</text:span></text:p>
      <text:h text:style-name="P38" text:outline-level="1"><text:bookmark-start text:name="__RefHeading__178_1235845139"/>GUI Features in OpenCV<text:bookmark-end text:name="__RefHeading__178_1235845139"/></text:h>
      <text:h text:style-name="Heading_20_2" text:outline-level="2"><text:bookmark-start text:name="__RefHeading__176_1235845139"/>Getting Started with Images<text:bookmark-end text:name="__RefHeading__176_1235845139"/></text:h>
      <text:h text:style-name="Heading_20_3" text:outline-level="3"><text:bookmark-start text:name="__RefHeading__651_84610971"/><text:span text:style-name="T6">c</text:span>v2.imread(<text:span text:style-name="T1">'image path', flag</text:span>)<text:bookmark-end text:name="__RefHeading__651_84610971"/></text:h>
      <text:p text:style-name="P2">Loads an image from file.</text:p>
      <text:p text:style-name="P1">Flags:<text:tab/><text:span text:style-name="T3">1</text:span>; loads a colour image, ignoring transparency</text:p>
      <text:p text:style-name="P1"><text:tab/><text:span text:style-name="T3">0</text:span>; loads a grayscale image</text:p>
      <text:p text:style-name="P1"><text:tab/><text:span text:style-name="T3">-1</text:span>; loads image in colour, including alpha channels</text:p>
      <text:p text:style-name="P1">Alternatively you can use:<text:tab/><text:span text:style-name="T3">cv2.IMREAD_COLOUR</text:span></text:p>
      <text:p text:style-name="P5"><text:tab/><text:tab/><text:tab/><text:tab/>cv2.IMREAD_GRAYSCALE</text:p>
      <text:p text:style-name="P5"><text:tab/><text:tab/><text:tab/><text:tab/>cv2.IMREAD_UNCHANGED</text:p>
      <text:h text:style-name="P29" text:outline-level="3"><text:bookmark-start text:name="__RefHeading__108_84610971"/>cv2.imshow('window name', image to load)<text:bookmark-end text:name="__RefHeading__108_84610971"/></text:h>
      <text:p text:style-name="P2">Displays an image in a window.</text:p>
      <text:p text:style-name="P1">We define a variable that loads and stores the image. Then simply call that variable in place of 'image to load'.</text:p>
      <text:h text:style-name="P29" text:outline-level="3"><text:bookmark-start text:name="__RefHeading__110_84610971"/>cv2.waitKey(delay)<text:bookmark-end text:name="__RefHeading__110_84610971"/></text:h>
      <text:p text:style-name="P2">Waits for a key press.</text:p>
      <text:p text:style-name="P2"><text:span text:style-name="T3">Delay</text:span>; time to wait for a key press in milliseconds. Use 0 to wait indefinitely.</text:p>
      <text:p text:style-name="P2">Can use this to test for a certain key being pressed e.g:</text:p>
      <text:p text:style-name="P3"><text:span text:style-name="T2"><text:tab/></text:span>k = cv2.waitKey(0) &amp; 0xFF; <text:span text:style-name="T2">must be used for 64-bit operating systems</text:span></text:p>
      <text:p text:style-name="P3"><text:tab/><text:span text:style-name="T2">k == 27; tests if the key pressed is esc</text:span></text:p>
      <text:p text:style-name="P3"><text:tab/><text:span text:style-name="T2">k == ord('o'); tests if the key pressed is o</text:span></text:p>
      <text:h text:style-name="Heading_20_3" text:outline-level="3"><text:bookmark-start text:name="__RefHeading__112_84610971"/>cv2.destroyAllWindows()<text:bookmark-end text:name="__RefHeading__112_84610971"/></text:h>
      <text:p text:style-name="P16">Will close all the windows created. Use cv2.destroyWindow(window name) to close the specified window.</text:p>
      <text:h text:style-name="P30" text:outline-level="3"><text:bookmark-start text:name="__RefHeading__114_84610971"/><text:span text:style-name="T6">c</text:span>v2.namedWindow('name', flag)<text:bookmark-end text:name="__RefHeading__114_84610971"/></text:h>
      <text:p text:style-name="P4">Creates a window that can be used as a placeholder for images and trackbars.</text:p>
      <text:p text:style-name="P4">Flags:<text:tab/><text:span text:style-name="T3">WINDOW_NORMAL</text:span>; window is resizable by user.</text:p>
      <text:p text:style-name="P4"><text:tab/><text:span text:style-name="T3">WINDOW_AUTOSIZE</text:span>; window size is automatically adjusted to fit the displayed image, and you cannot change the window size.</text:p>
      <text:p text:style-name="P4"><text:tab/><text:span text:style-name="T3">WINDOW_OPENGL</text:span>; opens window with OpenGL support.</text:p>
      <text:p text:style-name="P4"><text:soft-page-break/></text:p>
      <text:h text:style-name="Heading_20_3" text:outline-level="3"><text:bookmark-start text:name="__RefHeading__653_84610971"/><text:span text:style-name="T6">c</text:span>v2<text:span text:style-name="T6">.imwrite('filename', img, params)</text:span><text:bookmark-end text:name="__RefHeading__653_84610971"/></text:h>
      <text:p text:style-name="P9">Saves an image to a specified file.</text:p>
      <text:p text:style-name="P6">Filename:<text:span text:style-name="T7"><text:tab/>name of the file</text:span></text:p>
      <text:p text:style-name="P6">img:<text:tab/><text:tab/><text:span text:style-name="T7">image to be saved</text:span></text:p>
      <text:p text:style-name="P6">params:<text:tab/><text:span text:style-name="T7">format-specific save parameters;</text:span></text:p>
      <text:p text:style-name="P13">For JPEG, quality from 0 to 100 (higher is better). 95 is default.</text:p>
      <text:p text:style-name="P13">For WEBP, quality from 1 to 100 (higher is better). By default (and without parameter) and for quality above 100 the lossless compression is used.</text:p>
      <text:p text:style-name="P13">For PNG, compression level from 0 to 9. A higher value means smaller size and longer compression time. Default value is 3.</text:p>
      <text:p text:style-name="P13">For PPM, PGM, or PBM, binay format flag 0 or 1. Default is 1.</text:p>
      <text:h text:style-name="P40" text:outline-level="2"/>
      <text:h text:style-name="P43" text:outline-level="2"><text:bookmark-start text:name="__RefHeading__174_1235845139"/>Getting Started with Videos<text:bookmark-end text:name="__RefHeading__174_1235845139"/></text:h>
      <text:h text:style-name="P31" text:outline-level="3"><text:bookmark-start text:name="__RefHeading__251_1372953295"/>Cv2.VideoCapture('device index')<text:bookmark-end text:name="__RefHeading__251_1372953295"/></text:h>
      <text:p text:style-name="P11">Video capture object used for getting video stream from a connected camera. The video is treated as many images and is manipulated as such.</text:p>
      <text:p text:style-name="P11"><text:span text:style-name="T3">Device Index:<text:tab/><text:tab/></text:span>number specifying the camera. First camera is 0, second 1 ect.</text:p>
      <text:p text:style-name="P11"/>
      <text:h text:style-name="P31" text:outline-level="3"><text:bookmark-start text:name="__RefHeading__253_1372953295"/>Cv2.VideoWriter('filename', format, fps, frameSize, isColor)<text:bookmark-end text:name="__RefHeading__253_1372953295"/></text:h>
      <text:p text:style-name="P11">Initializes video writers, and writes the video in the specified format.</text:p>
      <text:p text:style-name="P8">Filename:<text:tab/><text:span text:style-name="T7">Name of output file</text:span></text:p>
      <text:p text:style-name="P8">fourcc:<text:tab/><text:span text:style-name="T7">4 character code of codec used to compress the frames.</text:span></text:p>
      <text:p text:style-name="P8">fps:<text:tab/><text:tab/><text:span text:style-name="T7">Framerate of the created stream</text:span></text:p>
      <text:p text:style-name="P8">frameSize:<text:tab/><text:span text:style-name="T7">Size of the video frames</text:span></text:p>
      <text:p text:style-name="P14"><text:span text:style-name="T3">isColor:</text:span><text:tab/>If not zero, the encoder will expect and encode color frames, otherwise it will work <text:tab/><text:tab/>with grayscale.</text:p>
      <text:p text:style-name="P15">Use cv2.cv.CV_FOURCC(*'Fourcc') to find the four character code for required format. This function converts this code into an integer for input into the fourcc argument of VideoWriter.</text:p>
      <text:p text:style-name="P15"/>
      <text:h text:style-name="P44" text:outline-level="2"><text:bookmark-start text:name="__RefHeading__255_1372953295"/>Drawing Functions in OpenCV<text:bookmark-end text:name="__RefHeading__255_1372953295"/></text:h>
      <text:h text:style-name="P34" text:outline-level="3"><text:bookmark-start text:name="__RefHeading__284_1372953295"/>Common arguments<text:bookmark-end text:name="__RefHeading__284_1372953295"/></text:h>
      <text:p text:style-name="P19">img:<text:tab/><text:tab/><text:span text:style-name="T7">Image to drawn on</text:span></text:p>
      <text:p text:style-name="P19">color:<text:tab/><text:span text:style-name="T7"><text:tab/>Line c</text:span><text:span text:style-name="T9">o</text:span><text:span text:style-name="T7">lo</text:span><text:span text:style-name="T9">u</text:span><text:span text:style-name="T7">r</text:span></text:p>
      <text:p text:style-name="P19">thickness:<text:span text:style-name="T7"><text:tab/>Line thickness</text:span></text:p>
      <text:p text:style-name="P19">lineType:<text:span text:style-name="T7"><text:tab/>type of line</text:span></text:p>
      <text:h text:style-name="P33" text:outline-level="3"><text:bookmark-start text:name="__RefHeading__286_1372953295"/>LineTypes<text:bookmark-end text:name="__RefHeading__286_1372953295"/></text:h>
      <text:p text:style-name="P19">LINE_4:<text:tab/><text:span text:style-name="T7">4-connected line</text:span></text:p>
      <text:p text:style-name="P19">LINE_8:<text:tab/><text:span text:style-name="T7">8-connected line</text:span></text:p>
      <text:p text:style-name="P19"><text:span text:style-name="T4">LINE_AA:<text:tab/></text:span><text:span text:style-name="T8">antialiased line</text:span></text:p>
      <text:h text:style-name="P32" text:outline-level="3"><text:bookmark-start text:name="__RefHeading__257_1372953295"/>Cv2.line(<text:span text:style-name="T11">img, pt1, pt2, color, thickness, lineType, shift</text:span>)<text:bookmark-end text:name="__RefHeading__257_1372953295"/></text:h>
      <text:p text:style-name="P17">Draws a line segment connecting two points</text:p>
      <text:p text:style-name="P18">pt1:<text:tab/><text:tab/><text:span text:style-name="T7">First point of the line segment</text:span></text:p>
      <text:p text:style-name="P18">pt2:<text:tab/><text:tab/><text:span text:style-name="T7">Second point of the line segment</text:span></text:p>
      <text:p text:style-name="P18">shift:<text:tab/><text:tab/><text:span text:style-name="T7">number of fractional bits in the point coordinates</text:span></text:p>
      <text:h text:style-name="P32" text:outline-level="3"><text:bookmark-start text:name="__RefHeading__259_1372953295"/>Cv2.circle(<text:span text:style-name="T12">img, center, radius, color, thickness, lineType, shift</text:span>)<text:bookmark-end text:name="__RefHeading__259_1372953295"/></text:h>
      <text:p text:style-name="P20">Draws a simple or filled circle with a given center and radius</text:p>
      <text:p text:style-name="P20"><text:span text:style-name="T3">center:<text:tab/></text:span>Center of the circle</text:p>
      <text:p text:style-name="P20"><text:span text:style-name="T3">radius:<text:tab/></text:span>Radius of the circle</text:p>
      <text:p text:style-name="P20"><text:span text:style-name="T3">shift:<text:tab/></text:span><text:tab/>Number of fractional bits in the coordinates of the center and in the radius value</text:p>
      <text:h text:style-name="P32" text:outline-level="3"><text:bookmark-start text:name="__RefHeading__261_1372953295"/>Cv2.rectangle(<text:span text:style-name="T12">img, pt1, pt2, color, thickness, lineType, shift</text:span>)<text:bookmark-end text:name="__RefHeading__261_1372953295"/></text:h>
      <text:p text:style-name="P20">Draws a rectangle outline or filled whose two opposite corners are pt1 and pt2</text:p>
      <text:p text:style-name="P20"><text:span text:style-name="T3">pt1:</text:span><text:tab/><text:tab/>Vertex of the rectangle</text:p>
      <text:p text:style-name="P20"><text:span text:style-name="T3">pt2:</text:span><text:tab/><text:tab/>Vertex of the rectangle opposite to pt1</text:p>
      <text:p text:style-name="P20"><text:span text:style-name="T3">shift:</text:span><text:tab/><text:tab/>Number of fractional bits in the point coordinates</text:p>
      <text:h text:style-name="P23" text:outline-level="3"/>
      <text:h text:style-name="P37" text:outline-level="3"><text:bookmark-start text:name="__RefHeading__263_1372953295"/>Cv2.ellipse(<text:span text:style-name="T12">img, center, axes, angle, startAngle, endAngle, color, thickness, lineType, shift</text:span>)<text:bookmark-end text:name="__RefHeading__263_1372953295"/></text:h>
      <text:p text:style-name="P20">Draws an ellipse outline, a filled ellipse, an elliptic arc, or a filled ellipse sector.</text:p>
      <text:p text:style-name="P20"><text:span text:style-name="T3">center:</text:span><text:tab/><text:tab/>Center of the ellipse</text:p>
      <text:p text:style-name="P20"><text:span text:style-name="T3">axes:</text:span><text:tab/><text:tab/>Half of the size of the ellipse main axes</text:p>
      <text:p text:style-name="P20"><text:span text:style-name="T3">angle:</text:span><text:tab/><text:tab/>Ellipse roation angle in degrees</text:p>
      <text:p text:style-name="P20"><text:span text:style-name="T3">startAngle:</text:span><text:tab/>Starting angle of the elliptic arc in degrees</text:p>
      <text:p text:style-name="P20"><text:span text:style-name="T3">endAngle:</text:span><text:tab/>Ending angle of the elliptic arc in degrees</text:p>
      <text:p text:style-name="P20"><text:span text:style-name="T3">shift:<text:tab/></text:span><text:tab/><text:span text:style-name="T13">number of fractional bits in the coordiates of the center and values of axes</text:span></text:p>
      <text:h text:style-name="P32" text:outline-level="3"><text:bookmark-start text:name="__RefHeading__265_1372953295"/>Cv2.putText(<text:span text:style-name="T13">img, text, org, fontFace, fontScale, color, thickness, lineType, bottomLeftOrigin</text:span>)<text:bookmark-end text:name="__RefHeading__265_1372953295"/></text:h>
      <text:p text:style-name="P22">Redenders the specified text string in the image.</text:p>
      <text:p text:style-name="P22"><text:span text:style-name="T3">text:</text:span><text:tab/><text:tab/><text:tab/>Text string to be drawn</text:p>
      <text:p text:style-name="P22"><text:span text:style-name="T3">org:<text:tab/></text:span><text:tab/><text:tab/>Bottom-left corner of the text string in the image</text:p>
      <text:p text:style-name="P22"><text:span text:style-name="T3">fontFace:</text:span><text:tab/><text:tab/>Font type see HerseyFonts</text:p>
      <text:p text:style-name="P22"><text:span text:style-name="T3">fontScale:</text:span><text:tab/><text:tab/>Font scale factor this is multiplied by the font-specific base size</text:p>
      <text:p text:style-name="P27"><text:span text:style-name="T3">bottomLeftOrigin:</text:span><text:tab/>When true, the image data origin is at the bottom-left corner. Otherwise it is <text:tab/><text:tab/><text:tab/>at the top-left corner</text:p>
      <text:h text:style-name="P45" text:outline-level="2"><text:bookmark-start text:name="__RefHeading__288_1372953295"/>Mouse as a Paint-Brush<text:bookmark-end text:name="__RefHeading__288_1372953295"/></text:h>
      <text:h text:style-name="P36" text:outline-level="3"><text:bookmark-start text:name="__RefHeading__290_1372953295"/><text:span text:style-name="T3">Cv2.setMouseCallback(winname, onMouse, userdata)</text:span><text:bookmark-end text:name="__RefHeading__290_1372953295"/></text:h>
      <text:p text:style-name="P22"><text:span text:style-name="T3">winname:<text:tab/></text:span><text:span text:style-name="T7">Window name</text:span></text:p>
      <text:p text:style-name="P22"><text:span text:style-name="T3">onMouse:<text:tab/></text:span><text:span text:style-name="T7">Mouse callback</text:span></text:p>
      <text:p text:style-name="P22"><text:span text:style-name="T3">userdata:<text:tab/></text:span><text:span text:style-name="T7">The optional parameter passed to the callback</text:span></text:p>
      <text:p text:style-name="P22"/>
      <text:h text:style-name="P41" text:outline-level="2"><text:bookmark-start text:name="__RefHeading__765_1372953295"/>Trackbar as the Colour Palette<text:bookmark-end text:name="__RefHeading__765_1372953295"/></text:h>
      <text:p text:style-name="P25">Returns the trackbar position.</text:p>
      <text:h text:style-name="P35" text:outline-level="3"><text:bookmark-start text:name="__RefHeading__767_1372953295"/>Cv2.getTrackbarPos('trackbarname', 'winname')<text:bookmark-end text:name="__RefHeading__767_1372953295"/></text:h>
      <text:p text:style-name="P24"><text:span text:style-name="T3">trackbarname:</text:span><text:tab/>name of trackbar</text:p>
      <text:p text:style-name="P24"><text:span text:style-name="T3">winname:</text:span><text:tab/><text:tab/>name of the window that is the trackbar</text:p>
      <text:h text:style-name="Heading_20_3" text:outline-level="3"><text:bookmark-start text:name="__RefHeading__769_1372953295"/><text:span text:style-name="T5">C</text:span><text:span text:style-name="T3">v2.createTrackbar(</text:span><text:span text:style-name="T5">'trackbarname', 'winname', value, count, onChange, userdata</text:span><text:span text:style-name="T3">)</text:span><text:bookmark-end text:name="__RefHeading__769_1372953295"/></text:h>
      <text:p text:style-name="P25">Creates a trackbar and attaches it to the specified window.</text:p>
      <text:p text:style-name="P24"><text:span text:style-name="T3">Trackbarname:<text:tab/></text:span><text:span text:style-name="T7">name of the created trackbar</text:span></text:p>
      <text:p text:style-name="P24"><text:span text:style-name="T3">winname:<text:tab/><text:tab/></text:span><text:span text:style-name="T7">name of the window that will be used as the parent to create trackbar</text:span></text:p>
      <text:p text:style-name="P24"><text:span text:style-name="T3">value:<text:tab/><text:tab/><text:tab/></text:span><text:span text:style-name="T7">optional pointer to an interger variable whose value reflects the possition of <text:tab/><text:tab/><text:tab/>the slider. </text:span></text:p>
      <text:p text:style-name="P24"><text:span text:style-name="T3">count:<text:tab/><text:tab/><text:tab/></text:span><text:span text:style-name="T10">maximal position of the slider. Minimum is always 0</text:span></text:p>
      <text:p text:style-name="P28"><text:span text:style-name="T3">onChange:<text:tab/><text:tab/></text:span><text:span text:style-name="T10">Pointer to the function to be called every time the slider changes position. <text:tab/><text:tab/><text:tab/>This function should be prototyped as void, where the first parameter is the <text:tab/><text:tab/><text:tab/>trackbar position and the second parameter is the user data. If the callback is <text:tab/><text:tab/><text:tab/>the NULL pointer, no callbacks are called, but only value is updated.</text:span></text:p>
      <text:p text:style-name="P24"><text:span text:style-name="T3">userdata:<text:tab/><text:tab/></text:span><text:span text:style-name="T10">User data that is passed as is to the callback. It can be used to handle trackbar <text:tab/><text:tab/><text:tab/>events without using global variables.</text:span></text:p>
      <text:p text:style-name="P24"/>
      <text:h text:style-name="P39" text:outline-level="1">Core Operations</text:h>
      <text:h text:style-name="P42" text:outline-level="2">Basic Operations on Images</text:h>
      <text:p text:style-name="P26"/>
      <text:h text:style-name="P42" text:outline-level="2">Arithmetic Operations on Images</text:h>
      <text:p text:style-name="Text_20_body"/>
      <text:h text:style-name="P42" text:outline-level="2">Performances Measurements and Improvement Techniqu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color="#3465a4" fo:font-size="12pt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0:58:39.379619700</meta:creation-date>
    <dc:date>2015-05-27T22:50:09.376576797</dc:date>
    <meta:editing-duration>PT1H45M6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8" meta:paragraph-count="137" meta:word-count="1079" meta:character-count="7181" meta:non-whitespace-character-count="6173"/>
  </office:meta>
</office:document-meta>
</file>